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B36]+[.B37]+[.E22]" office:value-type="float" office:value="31" calcext:value-type="float">
            <text:p>31</text:p>
          </table:table-cell>
          <table:table-cell table:formula="of:=[.D32]-40" office:value-type="float" office:value="-9" calcext:value-type="float">
            <text:p>-9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1-16" calcext:value-type="date">
            <text:p>16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7-04" calcext:value-type="date">
            <text:p>04.07.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9]+[.B40]+[.B41]+[.B42]+[.B43]+[.B44]+[.B45]+[.B46]+[.B47]+[.B48]+[.E32]" office:value-type="float" office:value="46" calcext:value-type="float">
            <text:p>46</text:p>
          </table:table-cell>
          <table:table-cell table:formula="of:=[.D39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28" calcext:value-type="date">
            <text:p>28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9">00.00.0000</text:date>, <text:time style:data-style-name="N2" text:time-value="21:24:02.4206094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6:15:24.879670909</meta:creation-date>
    <meta:generator>LibreOffice/6.1.6.3$Linux_X86_64 LibreOffice_project/10$Build-3</meta:generator>
    <dc:date>2019-07-29T21:24:30.408303815</dc:date>
    <meta:editing-duration>PT16H35M30S</meta:editing-duration>
    <meta:editing-cycles>82</meta:editing-cycles>
    <meta:document-statistic meta:table-count="1" meta:cell-count="100" meta:object-count="0"/>
  </office:meta>
</office:document-meta>
</file>